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rsid="00088f51" officeooo:paragraph-rsid="00088f51"/>
    </style:style>
    <style:style style:name="P2" style:family="paragraph" style:parent-style-name="Preformatted_20_Text" style:list-style-name="L1">
      <style:text-properties officeooo:rsid="0009dc02" officeooo:paragraph-rsid="0009dc02"/>
    </style:style>
    <style:style style:name="P3" style:family="paragraph" style:parent-style-name="Preformatted_20_Text" style:list-style-name="L1">
      <style:text-properties officeooo:rsid="00103887" officeooo:paragraph-rsid="00103887"/>
    </style:style>
    <style:style style:name="P4" style:family="paragraph" style:parent-style-name="Preformatted_20_Text" style:list-style-name="L1">
      <style:text-properties officeooo:rsid="00120dd2" officeooo:paragraph-rsid="00120dd2"/>
    </style:style>
    <style:style style:name="P5" style:family="paragraph" style:parent-style-name="Preformatted_20_Text" style:list-style-name="L1">
      <style:text-properties officeooo:rsid="00139e43" officeooo:paragraph-rsid="00139e43"/>
    </style:style>
    <style:style style:name="P6" style:family="paragraph" style:parent-style-name="Preformatted_20_Text" style:list-style-name="L1">
      <style:text-properties officeooo:rsid="001759af" officeooo:paragraph-rsid="001759af"/>
    </style:style>
    <style:style style:name="P7" style:family="paragraph" style:parent-style-name="Preformatted_20_Text" style:list-style-name="L1">
      <style:text-properties officeooo:rsid="001917f2" officeooo:paragraph-rsid="001917f2"/>
    </style:style>
    <style:style style:name="P8" style:family="paragraph" style:parent-style-name="Preformatted_20_Text" style:list-style-name="L1">
      <style:text-properties officeooo:rsid="001ace57" officeooo:paragraph-rsid="001ace57"/>
    </style:style>
    <style:style style:name="P9" style:family="paragraph" style:parent-style-name="Preformatted_20_Text" style:list-style-name="L1">
      <style:text-properties officeooo:rsid="001cbedc" officeooo:paragraph-rsid="001cbedc"/>
    </style:style>
    <style:style style:name="P10" style:family="paragraph" style:parent-style-name="Preformatted_20_Text" style:list-style-name="L1">
      <style:text-properties officeooo:rsid="001cd7a3" officeooo:paragraph-rsid="001cd7a3"/>
    </style:style>
    <style:style style:name="P11" style:family="paragraph" style:parent-style-name="Preformatted_20_Text">
      <style:text-properties officeooo:rsid="001cd7a3" officeooo:paragraph-rsid="001cd7a3"/>
    </style:style>
    <style:style style:name="P12" style:family="paragraph" style:parent-style-name="Preformatted_20_Text" style:list-style-name="L1">
      <style:text-properties officeooo:rsid="001fe22a" officeooo:paragraph-rsid="001fe22a"/>
    </style:style>
    <style:style style:name="P13" style:family="paragraph" style:parent-style-name="Preformatted_20_Text" style:list-style-name="L1">
      <style:text-properties officeooo:rsid="0022ad3a" officeooo:paragraph-rsid="0022ad3a"/>
    </style:style>
    <style:style style:name="P14" style:family="paragraph" style:parent-style-name="Preformatted_20_Text" style:list-style-name="L1">
      <style:text-properties officeooo:rsid="0023e6ab" officeooo:paragraph-rsid="0023e6ab"/>
    </style:style>
    <style:style style:name="P15" style:family="paragraph" style:parent-style-name="Preformatted_20_Text" style:list-style-name="L1">
      <style:text-properties officeooo:rsid="00241938" officeooo:paragraph-rsid="00241938"/>
    </style:style>
    <style:style style:name="P16" style:family="paragraph" style:parent-style-name="Preformatted_20_Text" style:list-style-name="L1">
      <style:text-properties officeooo:rsid="00254f64" officeooo:paragraph-rsid="00254f64"/>
    </style:style>
    <style:style style:name="P17" style:family="paragraph" style:parent-style-name="Preformatted_20_Text" style:list-style-name="L1">
      <style:text-properties officeooo:rsid="0026e212" officeooo:paragraph-rsid="0026e212"/>
    </style:style>
    <style:style style:name="P18" style:family="paragraph" style:parent-style-name="Preformatted_20_Text" style:list-style-name="L1">
      <style:text-properties officeooo:rsid="0027cc17" officeooo:paragraph-rsid="0027cc17"/>
    </style:style>
    <style:style style:name="P19" style:family="paragraph" style:parent-style-name="Preformatted_20_Text" style:list-style-name="L1">
      <style:text-properties officeooo:rsid="002b3cd2" officeooo:paragraph-rsid="002b3cd2"/>
    </style:style>
    <style:style style:name="P20" style:family="paragraph" style:parent-style-name="Preformatted_20_Text">
      <style:paragraph-properties fo:margin-left="0in" fo:margin-right="0in" fo:text-indent="0in" style:auto-text-indent="false"/>
      <style:text-properties officeooo:rsid="000e4e44" officeooo:paragraph-rsid="00088f51"/>
    </style:style>
    <style:style style:name="T1" style:family="text">
      <style:text-properties officeooo:rsid="000a7849"/>
    </style:style>
    <style:style style:name="T2" style:family="text">
      <style:text-properties officeooo:rsid="00179ef2"/>
    </style:style>
    <style:style style:name="T3" style:family="text">
      <style:text-properties officeooo:rsid="0019a5d7"/>
    </style:style>
    <style:style style:name="T4" style:family="text">
      <style:text-properties officeooo:rsid="001c6d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00048403773725749" text:style-name="L1">
        <text:list-item>
          <text:p text:style-name="P3">Introduction</text:p>
          <text:list>
            <text:list-item>
              <text:p text:style-name="P1">interference among threads results in “Heisenbugs”</text:p>
            </text:list-item>
            <text:list-item>
              <text:p text:style-name="P2">CHESS takes control of thread scheduling and uses sophisticated search techniques to get erroneou<text:span text:style-name="T1">s</text:span> thread interleavings</text:p>
            </text:list-item>
          </text:list>
        </text:list-item>
        <text:list-item>
          <text:p text:style-name="P4">The CHESS scheduler</text:p>
          <text:list>
            <text:list-item>
              <text:p text:style-name="P5">input nondeterminism</text:p>
              <text:list>
                <text:list-item>
                  <text:p text:style-name="P6">values provided by <text:span text:style-name="T2">an</text:span> environment that can affect the program execution</text:p>
                </text:list-item>
              </text:list>
            </text:list-item>
            <text:list-item>
              <text:p text:style-name="P7">interleaving nondeterminism</text:p>
              <text:list>
                <text:list-item>
                  <text:p text:style-name="P7">i<text:span text:style-name="T3">nterleaving of threads</text:span></text:p>
                </text:list-item>
              </text:list>
            </text:list-item>
            <text:list-item>
              <text:p text:style-name="P8">The goal is to capture all the nondeterminism <text:span text:style-name="T4">expose it to the search engine</text:span></text:p>
            </text:list-item>
            <text:list-item>
              <text:p text:style-name="P9">Handling input nondeterminism</text:p>
              <text:list>
                <text:list-item>
                  <text:p text:style-name="P10">log and replay</text:p>
                </text:list-item>
              </text:list>
            </text:list-item>
            <text:list-item>
              <text:p text:style-name="P12">Choosing the right abstraction layer</text:p>
            </text:list-item>
            <text:list-item>
              <text:p text:style-name="P13">The happens-before graph</text:p>
              <text:list>
                <text:list-item>
                  <text:list>
                    <text:list-item>
                      <text:p text:style-name="P14">this graph captures relative execution order of the threads in a concurrent execution</text:p>
                    </text:list-item>
                  </text:list>
                </text:list-item>
              </text:list>
            </text:list-item>
            <text:list-item>
              <text:p text:style-name="P15">Capturing <text:s/>the happens-before graph</text:p>
              <text:list>
                <text:list-item>
                  <text:p text:style-name="P16">During program execution, Chess redirects all calls to synchronization operations to a library of wrappers</text:p>
                </text:list-item>
                <text:list-item>
                  <text:p text:style-name="P17">To create an abstraction</text:p>
                  <text:list>
                    <text:list-item>
                      <text:p text:style-name="P17">task may be disabled</text:p>
                    </text:list-item>
                    <text:list-item>
                      <text:p text:style-name="P18">label each call with triple (task, synch. Var., operation)</text:p>
                    </text:list-item>
                    <text:list-item>
                      <text:p text:style-name="P19">inform on creation/termination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5-03-11T16:45:37.978618775</dc:date>
    <meta:editing-duration>PT2H39M18S</meta:editing-duration>
    <meta:editing-cycles>31</meta:editing-cycles>
    <meta:document-statistic meta:table-count="0" meta:image-count="0" meta:object-count="0" meta:page-count="1" meta:paragraph-count="20" meta:word-count="144" meta:character-count="918" meta:non-whitespace-character-count="813"/>
  </office:meta>
</office:document-meta>
</file>